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88cb4" officeooo:paragraph-rsid="00188cb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88cb4" officeooo:paragraph-rsid="00188cb4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88cb4" officeooo:paragraph-rsid="00188cb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188cb4" officeooo:paragraph-rsid="00188cb4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8pt" fo:font-weight="bold" officeooo:rsid="00192c45" officeooo:paragraph-rsid="00192c45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188cb4" officeooo:paragraph-rsid="00188cb4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188cb4" officeooo:paragraph-rsid="0021b94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192c45" officeooo:paragraph-rsid="00192c4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92c45" officeooo:paragraph-rsid="0021b94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eb571" officeooo:paragraph-rsid="0021b94b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21b94b" officeooo:paragraph-rsid="0021b94b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21b94b" officeooo:paragraph-rsid="0021b94b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88cb4" officeooo:paragraph-rsid="002322f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cfa7b" officeooo:paragraph-rsid="001cfa7b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c695a" officeooo:paragraph-rsid="001c695a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88cb4" officeooo:paragraph-rsid="00188cb4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88cb4" officeooo:paragraph-rsid="0021b94b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88cb4" officeooo:paragraph-rsid="0025305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2322f4" officeooo:paragraph-rsid="002322f4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2322f4" officeooo:paragraph-rsid="0025305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eb571" officeooo:paragraph-rsid="0022a1b9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1eb571" officeooo:paragraph-rsid="0021b94b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208d62" officeooo:paragraph-rsid="0021b94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92c45" officeooo:paragraph-rsid="0021b94b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2e0ab0" officeooo:paragraph-rsid="002e0ab0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fo:font-weight="normal" officeooo:rsid="002322f4" officeooo:paragraph-rsid="002322f4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style="normal" fo:font-weight="normal" officeooo:rsid="002322f4" officeooo:paragraph-rsid="001eb571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style="normal" fo:font-weight="normal" officeooo:rsid="00253056" officeooo:paragraph-rsid="002322f4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80" loext:opacity="100%" fo:font-size="28pt" fo:font-weight="bold" officeooo:rsid="00188cb4" officeooo:paragraph-rsid="00188cb4" style:font-size-asian="28pt" style:font-weight-asian="bold" style:font-size-complex="28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color="#000080" loext:opacity="100%" fo:font-size="28pt" fo:font-weight="bold" officeooo:rsid="00188cb4" officeooo:paragraph-rsid="00188cb4" style:font-size-asian="28pt" style:font-weight-asian="bold" style:font-size-complex="28pt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color="#000080" loext:opacity="100%" fo:font-size="28pt" fo:font-weight="bold" officeooo:rsid="00188cb4" officeooo:paragraph-rsid="00192c45" style:font-size-asian="28pt" style:font-weight-asian="bold" style:font-size-complex="28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192c45" officeooo:paragraph-rsid="00192c45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192c45" officeooo:paragraph-rsid="0021b94b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192c45" officeooo:paragraph-rsid="00188cb4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color="#2a6099" loext:opacity="100%" fo:font-size="20pt" fo:font-weight="bold" officeooo:rsid="00192c45" officeooo:paragraph-rsid="00188cb4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a6099" loext:opacity="100%" fo:font-size="16pt" fo:font-weight="normal" officeooo:rsid="002e0ab0" officeooo:paragraph-rsid="002e0ab0" style:font-size-asian="16pt" style:font-weight-asian="normal" style:font-size-complex="16pt" style:font-weight-complex="normal"/>
    </style:style>
    <style:style style:name="T1" style:family="text">
      <style:text-properties officeooo:rsid="001c695a"/>
    </style:style>
    <style:style style:name="T2" style:family="text">
      <style:text-properties officeooo:rsid="001cfa7b"/>
    </style:style>
    <style:style style:name="T3" style:family="text">
      <style:text-properties officeooo:rsid="001eb57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b571" style:font-weight-asian="bold" style:font-weight-complex="bold"/>
    </style:style>
    <style:style style:name="T6" style:family="text">
      <style:text-properties fo:font-weight="bold" officeooo:rsid="0022a1b9" style:font-weight-asian="bold" style:font-weight-complex="bold"/>
    </style:style>
    <style:style style:name="T7" style:family="text">
      <style:text-properties fo:font-weight="bold" officeooo:rsid="001c695a" style:font-weight-asian="bold" style:font-weight-complex="bold"/>
    </style:style>
    <style:style style:name="T8" style:family="text">
      <style:text-properties fo:font-weight="bold" officeooo:rsid="00253056" style:font-weight-asian="bold" style:font-weight-complex="bold"/>
    </style:style>
    <style:style style:name="T9" style:family="text">
      <style:text-properties fo:font-weight="bold" officeooo:rsid="002322f4" style:font-weight-asian="bold" style:font-weight-complex="bold"/>
    </style:style>
    <style:style style:name="T10" style:family="text">
      <style:text-properties fo:font-weight="bold" officeooo:rsid="001cfa7b" style:font-weight-asian="bold" style:font-weight-complex="bold"/>
    </style:style>
    <style:style style:name="T11" style:family="text">
      <style:text-properties fo:font-weight="bold" officeooo:rsid="002a9cdd" style:font-weight-asian="bold" style:font-weight-complex="bold"/>
    </style:style>
    <style:style style:name="T12" style:family="text">
      <style:text-properties fo:font-weight="bold" officeooo:rsid="0034ba5a" style:font-weight-asian="bold" style:font-weight-complex="bold"/>
    </style:style>
    <style:style style:name="T13" style:family="text">
      <style:text-properties officeooo:rsid="0022a1b9"/>
    </style:style>
    <style:style style:name="T14" style:family="text">
      <style:text-properties officeooo:rsid="002322f4"/>
    </style:style>
    <style:style style:name="T15" style:family="text">
      <style:text-properties fo:font-style="normal" officeooo:rsid="002322f4" style:font-style-asian="normal" style:font-style-complex="normal"/>
    </style:style>
    <style:style style:name="T16" style:family="text">
      <style:text-properties fo:font-style="normal" officeooo:rsid="00238922" style:font-style-asian="normal" style:font-style-complex="normal"/>
    </style:style>
    <style:style style:name="T17" style:family="text">
      <style:text-properties fo:font-style="normal" officeooo:rsid="00253056" style:font-style-asian="normal" style:font-style-complex="normal"/>
    </style:style>
    <style:style style:name="T18" style:family="text">
      <style:text-properties fo:font-style="normal" fo:font-weight="normal" officeooo:rsid="002322f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892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53056" style:font-style-asian="normal" style:font-weight-asian="normal" style:font-style-complex="normal" style:font-weight-complex="normal"/>
    </style:style>
    <style:style style:name="T21" style:family="text">
      <style:text-properties officeooo:rsid="00253056"/>
    </style:style>
    <style:style style:name="T22" style:family="text">
      <style:text-properties officeooo:rsid="0028956f"/>
    </style:style>
    <style:style style:name="T23" style:family="text">
      <style:text-properties officeooo:rsid="002a9cdd"/>
    </style:style>
    <style:style style:name="T24" style:family="text">
      <style:text-properties officeooo:rsid="00343215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otivation</text:p>
      <text:p text:style-name="P3"/>
      <text:p text:style-name="P34">Why did I choose PyRTL?</text:p>
      <text:p text:style-name="P1"/>
      <text:p text:style-name="P15"><text:tab/>PyRTL is <text:span text:style-name="T4">embedded in Python</text:span>, inheriting the power and ease of use of the popular Python.</text:p>
      <text:p text:style-name="P2"/>
      <text:p text:style-name="P16"><text:span text:style-name="T1"><text:tab/>Personal </text:span><text:span text:style-name="T7">interest</text:span></text:p>
      <text:p text:style-name="P16"/>
      <text:p text:style-name="P16"><text:span text:style-name="T1"><text:tab/>Recommended by </text:span><text:span text:style-name="T7">professionals</text:span></text:p>
      <text:p text:style-name="P16"/>
      <text:p text:style-name="P16"><text:span text:style-name="T1"><text:tab/><text:tab/></text:span><text:span text:style-name="T8">Papers</text:span><text:span text:style-name="T21"> that I read about PyRTL </text:span><text:span text:style-name="T22">(PyRTL, PyRTLMatrix, Wire Sorts)</text:span></text:p>
      <text:p text:style-name="P16"/>
      <text:p text:style-name="P16"><text:span text:style-name="T21"><text:tab/><text:tab/>The introduction </text:span><text:span text:style-name="T8">video by Dr. Tim Sherwood</text:span><text:span text:style-name="T21"> on Youtube</text:span></text:p>
      <text:p text:style-name="P16"/>
      <text:p text:style-name="P16"><text:span text:style-name="T21"><text:tab/><text:tab/>Fantastic </text:span><text:span text:style-name="T8">demo by Dr. Michael Christensen</text:span><text:span text:style-name="T21"> in our class</text:span></text:p>
      <text:p text:style-name="P1"/>
      <text:p text:style-name="P6"/>
      <text:p text:style-name="P35">What is it good for?</text:p>
      <text:p text:style-name="P6"/>
      <text:p text:style-name="P14"><text:tab/>Highly <text:span text:style-name="T4">abstracted constructs with implicit clock and reset</text:span> signals which prevents generation of unintended latches.</text:p>
      <text:p text:style-name="P14"/>
      <text:p text:style-name="P14"><text:tab/><text:span text:style-name="T4">Great for learning</text:span> a high level environment capable of creating complicated circuits</text:p>
      <text:p text:style-name="P14"><text:tab/></text:p>
      <text:p text:style-name="P14"><text:tab/>If one knows <text:span text:style-name="T4">Python</text:span> S/He will learn PyRTL with not much problem</text:p>
      <text:p text:style-name="P14"/>
      <text:p text:style-name="P14"><text:tab/>Inherits the <text:span text:style-name="T4">interactive environment in Python</text:span> making learning much faster compared to Verilog</text:p>
      <text:p text:style-name="P14"/>
      <text:p text:style-name="P14"><text:tab/><text:span text:style-name="T4">Rapid</text:span> development</text:p>
      <text:p text:style-name="P2"/>
      <text:p text:style-name="P2"><text:span text:style-name="T2"><text:tab/>C</text:span><text:span text:style-name="T3">omplicated c</text:span><text:span text:style-name="T2">ircuits can be implemented with </text:span><text:span text:style-name="T10">small amount of code</text:span><text:span text:style-name="T2"> </text:span></text:p>
      <text:p text:style-name="P2"/>
      <text:p text:style-name="P2"><text:span text:style-name="T2"><text:tab/></text:span><text:span text:style-name="T10">Simplicity is preferred</text:span><text:span text:style-name="T2"> in its philosophy </text:span><text:span text:style-name="T3">over</text:span><text:span text:style-name="T2"> </text:span><text:span text:style-name="T24">flexibility</text:span><text:span text:style-name="T2"> according to the authors of PyRTL</text:span></text:p>
      <text:p text:style-name="P2"/>
      <text:p text:style-name="P16"><text:span text:style-name="T2"><text:tab/>Many tools good for production like built in </text:span><text:span text:style-name="T5">W</text:span><text:span text:style-name="T10">aveform </text:span><text:span text:style-name="T5">V</text:span><text:span text:style-name="T10">iewer, </text:span><text:span text:style-name="T12">Simulator, </text:span><text:span text:style-name="T5">G</text:span><text:span text:style-name="T10">raph </text:span><text:span text:style-name="T5">G</text:span><text:span text:style-name="T10">enerator</text:span><text:span text:style-name="T2">,</text:span><text:span text:style-name="T10"> </text:span><text:span text:style-name="T5">Analysis </text:span><text:span text:style-name="T23">and</text:span><text:span text:style-name="T11"> optimization</text:span><text:span text:style-name="T3"> tools</text:span></text:p>
      <text:p text:style-name="P30">Philosophy</text:p>
      <text:p text:style-name="P1"/>
      <text:p text:style-name="P34">What I aim for in my assignments:</text:p>
      <text:p text:style-name="P6"/>
      <text:p text:style-name="P20">Apart from:</text:p>
      <text:p text:style-name="P18"/>
      <text:p text:style-name="P18"><text:span text:style-name="T14"><text:tab/></text:span><text:span text:style-name="T8">L</text:span><text:span text:style-name="T9">earning</text:span><text:span text:style-name="T14"> PyRTL by doing</text:span></text:p>
      <text:p text:style-name="P26"/>
      <text:p text:style-name="P13"><text:span text:style-name="T18"><text:tab/></text:span><text:span text:style-name="T20">Considering the </text:span><text:span text:style-name="T17">Learning Outcomes</text:span></text:p>
      <text:p text:style-name="P28"/>
      <text:p text:style-name="P26">The goal is:</text:p>
      <text:p text:style-name="P26"/>
      <text:p text:style-name="P13"><text:span text:style-name="T18"><text:tab/>Appreciation of the </text:span><text:span text:style-name="T15">power of abstraction</text:span><text:span text:style-name="T18"> offered by PyRTL. (LSFR behavioral)</text:span></text:p>
      <text:p text:style-name="P27"/>
      <text:p text:style-name="P13"><text:span text:style-name="T18"><text:tab/>To get students comfortable with the </text:span><text:span text:style-name="T15">structures inherited from Python</text:span><text:span text:style-name="T18">. </text:span><text:span text:style-name="T19">(Bit arrangement of </text:span><text:span text:style-name="T16">List</text:span><text:span text:style-name="T19"> objects in PyRTL felt odd until getting used to it)</text:span></text:p>
      <text:p text:style-name="P26"/>
      <text:p text:style-name="P13"><text:span text:style-name="T18"><text:tab/>To get those familiar with Verilog get used to the concept of Elaboration by Execution (</text:span><text:span text:style-name="T15">sometimes order matters</text:span><text:span text:style-name="T18">)</text:span></text:p>
      <text:p text:style-name="P26"/>
      <text:p text:style-name="P13"><text:span text:style-name="T18"><text:tab/>To get students comfortable with </text:span><text:span text:style-name="T15">tools offered in PyRTL</text:span></text:p>
      <text:p text:style-name="P19">specially the built in waveform viewer</text:p>
      <text:p text:style-name="P4"><text:tab/></text:p>
      <text:p text:style-name="P30">Links:</text:p>
      <text:p text:style-name="P6"/>
      <text:p text:style-name="P32">Github repository:</text:p>
      <text:p text:style-name="P8"/>
      <text:p text:style-name="P8"><text:a xlink:type="simple" xlink:href="https://github.com/MikeAnj/CSE293" text:style-name="Internet_20_link" text:visited-style-name="Visited_20_Internet_20_Link"><text:span text:style-name="T26">https://github.com/MikeAnj/CSE293</text:span></text:a></text:p>
      <text:p text:style-name="P8"/>
      <text:p text:style-name="P32">Lab 1 and 2 Google Docs</text:p>
      <text:p text:style-name="P8"/>
      <text:p text:style-name="P36">Lab 1:</text:p>
      <text:p text:style-name="P25"/>
      <text:p text:style-name="P25"><text:a xlink:type="simple" xlink:href="https://docs.google.com/document/d/1LYDXyFrN1tXEWb9VitemztiZ0RRkEPExi4FMquxpndY/edit" text:style-name="Internet_20_link" text:visited-style-name="Visited_20_Internet_20_Link">https://docs.google.com/document/d/1LYDXyFrN1tXEWb9VitemztiZ0RRkEPExi4FMquxpndY/edit</text:a></text:p>
      <text:p text:style-name="P25"/>
      <text:p text:style-name="P36">Lab 2:</text:p>
      <text:p text:style-name="P25"/>
      <text:p text:style-name="P25"><text:a xlink:type="simple" xlink:href="https://docs.google.com/document/d/14Us2uT1Qr19BGQNmYdjr1ASBFaCkbOs9XP1L1ZtDAbg/edit" text:style-name="Internet_20_link" text:visited-style-name="Visited_20_Internet_20_Link">https://docs.google.com/document/d/14Us2uT1Qr19BGQNmYdjr1ASBFaCkbOs9XP1L1ZtDAbg/edit</text:a></text:p>
      <text:p text:style-name="P25"/>
      <text:p text:style-name="P25"/>
      <text:p text:style-name="P31">Summary of Lab 1</text:p>
      <text:p text:style-name="P8"/>
      <text:p text:style-name="P32">Brief description of Parts and Sub-parts</text:p>
      <text:p text:style-name="P8"/>
      <text:p text:style-name="P21"><text:span text:style-name="T13"><text:tab/>Part 1: I</text:span>mplementation of <text:span text:style-name="T4">LFSR in combinatorial </text:span><text:span text:style-name="T6">logic</text:span></text:p>
      <text:p text:style-name="P21"/>
      <text:p text:style-name="P21"><text:span text:style-name="T13"><text:tab/>Part 2:</text:span> <text:span text:style-name="T13">I</text:span>mplementation of <text:span text:style-name="T4">LFSR in behavioral manner</text:span></text:p>
      <text:p text:style-name="P7"/>
      <text:p text:style-name="P9"/>
      <text:p text:style-name="P32">Learning Outcome</text:p>
      <text:p text:style-name="P8"/>
      <text:p text:style-name="P22"><text:tab/>LFSR can be a <text:span text:style-name="T4">good candidate</text:span> for a useful circuit simple enough to implement as an educational subject.</text:p>
      <text:p text:style-name="P17"/>
      <text:p text:style-name="P22"><text:tab/>The combinatorial part is intended to make the student think and work on <text:span text:style-name="T4">creating structures like Modules in Verilog</text:span> but implemented as Python/PyRTL functions.</text:p>
      <text:p text:style-name="P17"/>
      <text:p text:style-name="P23"><text:tab/>Student will come out of this assignment with an appreciation of <text:span text:style-name="T5">abstraction offered by PyRTL</text:span> and yet ease and safety of implementation.</text:p>
      <text:p text:style-name="P23"/>
      <text:p text:style-name="P23"><text:tab/>Student will feel comfortable with the fantastic <text:span text:style-name="T5">Waveform viewer</text:span>.</text:p>
      <text:p text:style-name="P8"/>
      <text:p text:style-name="P8"/>
      <text:p text:style-name="P8"/>
      <text:p text:style-name="P8"/>
      <text:p text:style-name="P8"/>
      <text:p text:style-name="P5"/>
      <text:p text:style-name="P31">Summary of Lab 2</text:p>
      <text:p text:style-name="P8"/>
      <text:p text:style-name="P33">Brief description of Parts and Sub-parts</text:p>
      <text:p text:style-name="P9"/>
      <text:p text:style-name="P10">Assignment 2:</text:p>
      <text:p text:style-name="P9"/>
      <text:p text:style-name="P24"><text:span text:style-name="T3"><text:tab/>Part 1: Implementation of a </text:span><text:span text:style-name="T5">Digital Clock </text:span></text:p>
      <text:p text:style-name="P22"/>
      <text:p text:style-name="P22"><text:tab/>Part 2: Using the <text:span text:style-name="T4">extra tools offered in PyRTL</text:span></text:p>
      <text:p text:style-name="P10"/>
      <text:p text:style-name="P33">Learning Outcome</text:p>
      <text:p text:style-name="P10"/>
      <text:p text:style-name="P22"><text:tab/>This assignment makes students <text:span text:style-name="T4">think of structures that count numbers and update other modules</text:span>.</text:p>
      <text:p text:style-name="P12"/>
      <text:p text:style-name="P22"><text:tab/>This assignment will make students <text:span text:style-name="T4">think about decision making in circuits </text:span>and<text:span text:style-name="T4"> conditional assignments and nested context manager “with”</text:span>.</text:p>
      <text:p text:style-name="P22"/>
      <text:p text:style-name="P22"><text:tab/>In Part 2, students will start using <text:span text:style-name="T4">extra powerful tools</text:span> provided by PyRTL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336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hyar</meta:initial-creator>
    <meta:creation-date>2023-06-07T12:06:43.318495609</meta:creation-date>
    <dc:date>2023-06-08T02:18:48.420080572</dc:date>
    <dc:creator>Mahyar</dc:creator>
    <meta:editing-duration>PT59M30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6" meta:paragraph-count="56" meta:word-count="437" meta:character-count="2973" meta:non-whitespace-character-count="2552"/>
  </office:meta>
</office:document-meta>
</file>